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5C39BAE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draw:auto-grow-height="true" fo:min-height="12.179cm"/>
    </style:style>
    <style:style style:name="pr3" style:family="presentation" style:parent-style-name="lyt-blackandwhite-notes">
      <style:graphic-properties draw:fill-color="#ffffff" draw:auto-grow-height="true" fo:min-height="13.364cm"/>
    </style:style>
    <style:style style:name="T1" style:family="text"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layer="layout" svg:width="23.5cm" svg:height="2.843cm" svg:x="2cm" svg:y="1.9cm" presentation:class="title" presentation:placeholder="true">
          <draw:text-box/>
        </draw:frame>
        <draw:frame presentation:style-name="pr2" draw:layer="layout" svg:width="24.599cm" svg:height="12.179cm" svg:x="2cm" svg:y="5.414cm" presentation:class="subtitle">
          <draw:text-box>
            <text:p><text:span text:style-name="T1"><text:a xlink:href="mailto:mail@example.com">mail example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l" fo:country="PL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Łącze_20_internetowe" style:display-name="Łącze internetowe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Indeks" style:family="graphic">
      <style:paragraph-properties style:text-autospace="none"/>
      <style:text-properties fo:font-family="Times, 'Times New Roman'"/>
    </style:style>
    <style:style style:name="Podpis" style:family="graphic">
      <style:paragraph-properties fo:margin-top="0.374cm" fo:margin-bottom="0.374cm" style:text-autospace="none"/>
      <style:text-properties fo:font-family="Times, 'Times New Roman'" fo:font-size="12pt" fo:font-style="italic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374cm" style:text-autospace="none"/>
      <style:text-properties fo:font-family="Times, 'Times New Roman'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399cm" fo:margin-right="0cm" fo:margin-top="0cm" fo:margin-bottom="0.399cm" fo:text-indent="-0.799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5.999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399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5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79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26T16:53:42</meta:creation-date>
    <dc:date>2012-05-26T16:54:55</dc:date>
    <meta:editing-duration>P0D</meta:editing-duration>
    <meta:editing-cycles>1</meta:editing-cycles>
    <meta:document-statistic meta:object-count="36"/>
    <meta:generator>LibreOffice/3.5$Linux_x86 LibreOffice_project/350m1$Build-2</meta:generator>
  </office:meta>
</office:document-meta>
</file>